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7700000012713E8DCF29DC922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fo:padding="0in" fo:border="non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 fo:padding="0in" fo:border="none"/>
    </style:style>
    <style:style style:name="P6" style:family="paragraph" style:parent-style-name="Standard">
      <style:paragraph-properties fo:margin-left="0in" fo:margin-right="0in" fo:margin-top="0.0835in" fo:margin-bottom="0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 style:list-style-name="WWNum4">
      <style:paragraph-properties fo:margin-left="0.5in" fo:margin-right="0in" fo:margin-top="0.0835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8" style:family="paragraph" style:parent-style-name="Standard" style:list-style-name="WWNum5">
      <style:paragraph-properties fo:margin-left="0.5in" fo:margin-right="0in" fo:margin-top="0.0835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9" style:family="paragraph" style:parent-style-name="Standard" style:list-style-name="WWNum1">
      <style:paragraph-properties fo:margin-left="0.5in" fo:margin-right="0in" fo:margin-top="0.0835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0" style:family="paragraph" style:parent-style-name="Standard" style:list-style-name="WWNum1">
      <style:paragraph-properties fo:margin-left="0.5in" fo:margin-right="0in" fo:margin-top="0.0835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1" style:family="paragraph" style:parent-style-name="Standard" style:list-style-name="WWNum2">
      <style:paragraph-properties fo:margin-left="0.5in" fo:margin-right="0in" fo:margin-top="0.0835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2" style:family="paragraph" style:parent-style-name="Standard" style:list-style-name="WWNum7">
      <style:paragraph-properties fo:margin-left="0.5in" fo:margin-right="0in" fo:margin-top="0.0835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3" style:family="paragraph" style:parent-style-name="Standard" style:list-style-name="WWNum4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4" style:family="paragraph" style:parent-style-name="Standard" style:list-style-name="WWNum4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5" style:family="paragraph" style:parent-style-name="Standard" style:list-style-name="WWNum5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8" style:family="paragraph" style:parent-style-name="Standard" style:list-style-name="WWNum2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9" style:family="paragraph" style:parent-style-name="Standard" style:list-style-name="WWNum7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0" style:family="paragraph" style:parent-style-name="Standard" style:list-style-name="WWNum7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in" fo:margin-top="0.0835in" fo:margin-bottom="0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.5in" fo:margin-right="0in" fo:margin-top="0.0835in" fo:margin-bottom="0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</style:style>
    <style:style style:name="P23" style:family="paragraph" style:parent-style-name="Standard" style:list-style-name="WWNum3">
      <style:paragraph-properties fo:margin-left="0.5in" fo:margin-right="0in" fo:margin-top="0.0835in" fo:margin-bottom="0in" loext:contextual-spacing="false" fo:text-indent="-0.25in" style:auto-text-indent="false"/>
    </style:style>
    <style:style style:name="P24" style:family="paragraph" style:parent-style-name="Standard" style:list-style-name="WWNum6">
      <style:paragraph-properties fo:margin-left="0.5in" fo:margin-right="0in" fo:margin-top="0.0835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P29" style:family="paragraph" style:parent-style-name="Standard">
      <style:paragraph-properties fo:margin-top="0.0835in" fo:margin-bottom="0.139in" loext:contextual-spacing="false" fo:line-height="100%"/>
    </style:style>
    <style:style style:name="P30" style:family="paragraph" style:parent-style-name="Standard">
      <style:paragraph-properties fo:text-align="center" style:justify-single-word="false" fo:padding="0in" fo:border="none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ahier des charges TER L2 Informatique</text:span></text:p>
      <text:p text:style-name="P2"><text:span text:style-name="T2">PunyDuck</text:span></text:p>
      <text:p text:style-name="P3"/>
      <text:p text:style-name="P6"><text:span text:style-name="T1">Objectifs :</text:span> Créer une plateforme de distribution des projets des étudiants de la Faculté des sciences de l'Université de Montpellier.</text:p>
      <text:p text:style-name="P6"/>
      <text:p text:style-name="P6"><text:span text:style-name="T1">Différentes étapes :</text:span></text:p>
      <text:p text:style-name="P6">I - Mise en place d’un serveur pour dialoguer avec les utilisateurs.</text:p>
      <text:p text:style-name="Standard">II - Création d’un framework pour faciliter la réalisation de l’application.</text:p>
      <text:p text:style-name="P6">III - Conception de l’application graphique à l’aide du framework.</text:p>
      <text:p text:style-name="P6">IV - Connexion entre l’application et le serveur.</text:p>
      <text:p text:style-name="Standard">V - Création d’une base de données pour stocker les projets.</text:p>
      <text:p text:style-name="P6">VI - Mise en service d’un site internet permettant le téléchargement de l’application.</text:p>
      <text:p text:style-name="P6"/>
      <text:p text:style-name="P6"><text:span text:style-name="T1">Description détaillée des étapes :</text:span></text:p>
      <text:p text:style-name="P6">I - Le serveur</text:p>
      <text:list xml:id="list1155947834" text:style-name="WWNum4">
        <text:list-item>
          <text:p text:style-name="P7">Mise en place d’un serveur auxquels peuvent se connecter plusieurs clients</text:p>
        </text:list-item>
        <text:list-item>
          <text:p text:style-name="P13">Les clients pourront envoyer des dossiers au serveur, pour qu’il héberge ces derniers.</text:p>
        </text:list-item>
        <text:list-item>
          <text:p text:style-name="P13">Les clients pourront télécharger les projets hébergés par le serveur.</text:p>
        </text:list-item>
        <text:list-item>
          <text:p text:style-name="P13">Le serveur saura gérer la plupart des erreurs de réseau qu’il peut rencontrer (coupure de la connexion lors d’un téléchargement par exemple)</text:p>
        </text:list-item>
      </text:list>
      <text:p text:style-name="P4"><text:s/><text:tab/>et leur envoyer les ressources demandées de manière asynchrone.</text:p>
      <text:p text:style-name="P4"/>
      <text:p text:style-name="P6">II - Le framework</text:p>
      <text:list xml:id="list20888718" text:style-name="WWNum5">
        <text:list-item>
          <text:p text:style-name="P8">création de toutes les classes et méthodes que l’on va utiliser pour créer l’application</text:p>
        </text:list-item>
        <text:list-item>
          <text:p text:style-name="P15">son utilisation permettra un niveau d’abstraction <text:s/>plus élevé, c’est-à-dire moins proche de la machine.</text:p>
        </text:list-item>
      </text:list>
      <text:p text:style-name="P6"><text:s/></text:p>
      <text:p text:style-name="P22"><text:soft-page-break/></text:p>
      <text:p text:style-name="P6"/>
      <text:p text:style-name="Standard">III - L’application</text:p>
      <text:list xml:id="list3756478874" text:style-name="WWNum3">
        <text:list-item>
          <text:p text:style-name="P23">Application avec interface graphique permettant de naviguer entre différents onglets</text:p>
        </text:list-item>
        <text:list-item>
          <text:p text:style-name="P25">Possibilité d'accéder aux informations de son compte et de les modifier : pseudonyme, adresse mail, âge, données bancaire, niveau, badges. </text:p>
        </text:list-item>
        <text:list-item>
          <text:p text:style-name="P25">Possibilité de modifier certains paramètre : mode clair / sombre, position de certains éléments de la fenêtre, arrière plan du client</text:p>
        </text:list-item>
      </text:list>
      <text:p text:style-name="Standard"/>
      <text:p text:style-name="Standard">IV - Connexion serveur-application</text:p>
      <text:list xml:id="list3223362027" text:style-name="WWNum6">
        <text:list-item>
          <text:p text:style-name="P24">Possibilité de télécharger les projets visibles depuis l’application, d’uploader ses propres projets et de se connecter à son compte depuis l’application.</text:p>
        </text:list-item>
        <text:list-item>
          <text:p text:style-name="P27">Lorsqu’un utilisateur voudra envoyer un projet sur l’application, celui-ci sera vérifié par un “compte admin” avant d’être mis en ligne.</text:p>
        </text:list-item>
      </text:list>
      <text:p text:style-name="Standard"/>
      <text:p text:style-name="P6">V - La base de donnée</text:p>
      <text:list xml:id="list1355740906" text:style-name="WWNum1">
        <text:list-item>
          <text:p text:style-name="P9">Mise en place d’une base de données stockant les usernames et password de </text:p>
        </text:list-item>
      </text:list>
      <text:p text:style-name="P22">comptes clients, ainsi que diverses informations les concernant</text:p>
      <text:list xml:id="list125131060972602" text:continue-numbering="true" text:style-name="WWNum1">
        <text:list-item>
          <text:p text:style-name="P9">La base de données stockera également les projets</text:p>
        </text:list-item>
        <text:list-item>
          <text:p text:style-name="P16">Les comptes des développeurs seront des comptes admins, qui auront accès aux projets mis en ligne par les utilisateurs avant que ceux-ci ne soit disponibles au reste des utilisateurs.</text:p>
        </text:list-item>
        <text:list-item>
          <text:p text:style-name="P16">Stockés sur le serveur permettant aux clients de s’identifier avec un compte</text:p>
        </text:list-item>
      </text:list>
      <text:p text:style-name="P6"><text:s text:c="12"/>personnel et de stocker les projets.</text:p>
      <text:p text:style-name="P6"/>
      <text:p text:style-name="P6">VI - Le site</text:p>
      <text:list xml:id="list2832142503" text:style-name="WWNum2">
        <text:list-item>
          <text:p text:style-name="P11">Le site comporte une page d’accueil / présentation.</text:p>
        </text:list-item>
        <text:list-item>
          <text:p text:style-name="P18">La page de téléchargement ainsi qu’une rubrique informations.</text:p>
        </text:list-item>
      </text:list>
      <text:p text:style-name="P6"/>
      <text:p text:style-name="P6"><text:span text:style-name="T1">Description des moyens utilisés :</text:span></text:p>
      <text:list xml:id="list1508901285" text:style-name="WWNum7">
        <text:list-item>
          <text:p text:style-name="P12">Bibliothèque OpenGL en C++ afin de créer le framework</text:p>
        </text:list-item>
        <text:list-item>
          <text:p text:style-name="P19">Module asyncio en python pour la communication client / serveur</text:p>
        </text:list-item>
        <text:list-item>
          <text:p text:style-name="P19"><text:soft-page-break/>Création et requêtes pour la base de donnée en SQ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fr" fo:country="FR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fr" fo:country="FR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margin-top="0.0835in" fo:margin-bottom="0.139in" loext:contextual-spacing="false" fo:line-height="100%"/>
    </style:style>
    <style:style style:name="MP3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MP4" style:family="paragraph" style:parent-style-name="Standard">
      <style:paragraph-properties fo:text-align="center" style:justify-single-word="false"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5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MP2"><draw:frame draw:style-name="Mfr1" draw:name="image1.png" text:anchor-type="as-char" svg:width="6.4701in" svg:height="0.1146in" draw:z-index="2"><draw:image xlink:href="Pictures/100002010000057700000012713E8DCF29DC922D.png" xlink:type="simple" xlink:show="embed" xlink:actuate="onLoad" loext:mime-type="image/png"/><svg:desc>ligne horizontale</svg:desc></draw:frame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45" meta:word-count="458" meta:character-count="2853" meta:non-whitespace-character-count="2440"/>
    <meta:generator>LibreOfficeDev/6.0.5.2$Linux_X86_64 LibreOffice_project/</meta:generator>
  </office:meta>
</office:document-meta>
</file>